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A5000001A5D508C2A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3.8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048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outline1" style:list-style-name="L4">
      <style:graphic-properties fo:min-height="11.9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6633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6633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996633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804c1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804c1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804c1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804c1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804c1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804c1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804c1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804c1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804c1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804c19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4.826cm" presentation:class="title">
          <draw:text-box>
            <text:p>C# - Source Code Injection</text:p>
          </draw:text-box>
        </draw:frame>
        <draw:frame presentation:style-name="pr2" draw:text-style-name="P2" draw:layer="layout" svg:width="23.998cm" svg:height="5.269cm" svg:x="2.164cm" svg:y="8.128cm" presentation:class="subtitle" presentation:user-transformed="true">
          <draw:text-box>
            <text:p text:style-name="P1"><text:span text:style-name="T1">Thomas Bettermann</text:span></text:p>
            <text:p text:style-name="P1"><text:span text:style-name="T1"><text:tab/></text:span><text:span text:style-name="T2">s67758@informatik.htw-dresden.de</text:span></text:p>
            <text:p text:style-name="P1"><text:span text:style-name="T1">Eric Starke</text:span></text:p>
            <text:p text:style-name="P1"><text:span text:style-name="T1"><text:tab/></text:span><text:span text:style-name="T2">s67766@informatik.htw-dresden.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1cm" svg:height="3.507cm" svg:x="1.399cm" svg:y="4.826cm" presentation:class="title">
          <draw:text-box>
            <text:p>Technologien</text:p>
          </draw:text-box>
        </draw:frame>
        <draw:frame presentation:style-name="pr4" draw:layer="layout" svg:width="23.998cm" svg:height="8.97cm" svg:x="2.032cm" svg:y="8.128cm" presentation:class="outline">
          <draw:text-box>
            <text:list text:style-name="L2">
              <text:list-item>
                <text:p>Code Document Object Model (Code DOM)</text:p>
              </text:list-item>
              <text:list-item>
                <text:p>Code Provi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1cm" svg:height="3.507cm" svg:x="1.399cm" svg:y="4.826cm" presentation:class="title">
          <draw:text-box>
            <text:p>Code DOM</text:p>
          </draw:text-box>
        </draw:frame>
        <draw:frame presentation:style-name="pr4" draw:layer="layout" svg:width="23.998cm" svg:height="8.969cm" svg:x="2.032cm" svg:y="8.128cm" presentation:class="outline" presentation:user-transformed="true">
          <draw:text-box>
            <text:list text:style-name="L2">
              <text:list-item>
                <text:p>Codegenerierung per Template</text:p>
              </text:list-item>
              <text:list-item>
                <text:p>Code als Graph dargestellt</text:p>
                <text:list>
                  <text:list-item>
                    <text:p>Baum von Containern</text:p>
                  </text:list-item>
                  <text:list-item>
                    <text:p>Write-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4cm" svg:height="3.048cm" svg:x="0.762cm" svg:y="5.08cm" presentation:class="title" presentation:user-transformed="true">
          <draw:text-box>
            <text:list text:style-name="L1">
              <text:list-header>
                <text:p>CodeProvider</text:p>
              </text:list-header>
            </text:list>
          </draw:text-box>
        </draw:frame>
        <draw:frame presentation:style-name="pr6" draw:layer="layout" svg:width="23.998cm" svg:height="8.97cm" svg:x="2.032cm" svg:y="8.128cm" presentation:class="outline">
          <draw:text-box>
            <text:list text:style-name="L2">
              <text:list-item>
                <text:p>Verfügbar: C#, VB .NET und J#</text:p>
              </text:list-item>
              <text:list-item>
                <text:p>Generator erzeugt Quellcode</text:p>
              </text:list-item>
              <text:list-item>
                <text:p>Compiler erzeugt Assemb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1cm" svg:height="3.507cm" svg:x="1.399cm" svg:y="4.826cm" presentation:class="title">
          <draw:text-box>
            <text:p>Ablauf</text:p>
          </draw:text-box>
        </draw:frame>
        <draw:frame presentation:style-name="pr7" draw:layer="layout" svg:width="23.998cm" svg:height="8.97cm" svg:x="2.032cm" svg:y="8.128cm" presentation:class="outline">
          <draw:text-box>
            <text:list text:style-name="L3">
              <text:list-item>
                <text:p><text:s/>Sourcegraphen anlegen</text:p>
              </text:list-item>
              <text:list-item>
                <text:p><text:s/>Usercode einhängen (CodeSnippetStatement)</text:p>
              </text:list-item>
              <text:list-item>
                <text:p><text:s/>Sourcecode generieren</text:p>
              </text:list-item>
              <text:list-item>
                <text:p><text:s/>Compilieren</text:p>
              </text:list-item>
              <text:list-item>
                <text:p><text:s/>Assembly ausführ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1cm" svg:height="3.507cm" svg:x="1.399cm" svg:y="4.826cm" presentation:class="title">
          <draw:text-box>
            <text:p>Vorführung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4.826cm" presentation:class="title">
          <draw:text-box>
            <text:p>Ende</text:p>
          </draw:text-box>
        </draw:frame>
        <draw:frame presentation:style-name="pr6" draw:text-style-name="P1" draw:layer="layout" svg:width="23.998cm" svg:height="8.97cm" svg:x="2.032cm" svg:y="8.128cm" presentation:class="outline">
          <draw:text-box>
            <text:list text:style-name="L2">
              <text:list-header>
                <text:p text:style-name="P1">Vielen Dank für die Aufmerksamkeit</text:p>
                <text:p text:style-name="P1">Fragen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creme_5f_ds2" draw:display-name="creme_ds2" xlink:href="Pictures/10000000000001A5000001A5D508C2AC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creme_5f_ds2" draw:fill-image-width="100%" draw:fill-image-height="100%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996633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6633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996633" fo:font-size="45%"/>
          </text:list-level-style-bullet>
        </text:list-style>
      </style:graphic-properties>
      <style:paragraph-properties fo:margin-left="0cm" fo:margin-right="0cm" fo:margin-top="0cm" fo:margin-bottom="0.468cm" fo:text-indent="0cm">
        <style:tab-stops/>
      </style:paragraph-properties>
      <style:text-properties fo:color="#804c19" style:text-outline="false" style:text-line-through-style="none" fo:font-family="'DejaVu Sans Condensed'" style:font-style-name="Condensed" style:font-family-generic="swiss" style:font-pitch="variable" fo:font-size="3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996633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804c19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c84c10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e64c10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creme_5f_ds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Mpr1" draw:layer="backgroundobjects" svg:width="25.191cm" svg:height="3.507cm" svg:x="1.399cm" svg:y="4.826cm" presentation:class="title">
        <draw:text-box>
          <text:p>Click to edit the title text format</text:p>
        </draw:text-box>
      </draw:frame>
      <draw:frame presentation:style-name="Default-outline1" draw:layer="backgroundobjects" svg:width="23.998cm" svg:height="12.183cm" svg:x="2.032cm" svg:y="8.128cm" presentation:class="outline" presentation:placeholder="true">
        <draw:text-box/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0T11:20:51</meta:creation-date>
    <dc:date>2012-06-26T15:31:39</dc:date>
    <meta:editing-duration>PT1H41M53S</meta:editing-duration>
    <meta:editing-cycles>12</meta:editing-cycles>
    <meta:generator>LibreOffice/3.5$Linux_X86_64 LibreOffice_project/350m1$Build-2</meta:generator>
    <dc:creator>est </dc:creator>
    <meta:document-statistic meta:object-count="48"/>
  </office:meta>
</office:document-meta>
</file>